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style="italic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weight="normal"/>
    </style:style>
    <style:style style:name="ce4" style:family="table-cell" style:parent-style-name="Default">
      <style:table-cell-properties fo:border="none"/>
      <style:text-properties fo:font-style="italic"/>
    </style:style>
    <style:style style:name="ce5" style:family="table-cell" style:parent-style-name="Default">
      <style:table-cell-properties fo:border="none"/>
      <style:text-properties fo:font-style="normal" style:text-underline-style="none"/>
    </style:style>
    <style:style style:name="ce6" style:family="table-cell" style:parent-style-name="Default">
      <style:table-cell-properties fo:border="none"/>
      <style:text-properties fo:font-style="normal"/>
    </style:style>
    <style:style style:name="ce7" style:family="table-cell" style:parent-style-name="Default">
      <style:table-cell-properties fo:wrap-option="wrap" fo:border="0.002cm solid #000000"/>
    </style:style>
    <style:style style:name="ce8" style:family="table-cell" style:parent-style-name="Default">
      <style:table-cell-properties fo:wrap-option="wrap" fo:border="none"/>
    </style:style>
    <style:style style:name="ce9" style:family="table-cell" style:parent-style-name="Default" style:data-style-name="N2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" style:family="table-cell" style:parent-style-name="Default" style:data-style-name="N11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1" style:family="table-cell" style:parent-style-name="Default" style:data-style-name="N11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14" style:family="table-cell" style:parent-style-name="Default" style:data-style-name="N11">
      <style:table-cell-properties fo:border="0.002cm solid #000000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Edad</text:p>
          </table:table-cell>
          <table:table-cell table:style-name="ce7" office:value-type="string">
            <text:p>Frecuencia absoluta</text:p>
          </table:table-cell>
          <table:table-cell table:style-name="ce7" office:value-type="string">
            <text:p>Frecuencia relativa</text:p>
          </table:table-cell>
          <table:table-cell table:style-name="ce2" office:value-type="string">
            <text:p>Porcentaje</text:p>
          </table:table-cell>
          <table:table-cell table:style-name="ce7" office:value-type="string">
            <text:p>Frecuencia absoluta acumulada</text:p>
          </table:table-cell>
          <table:table-cell table:style-name="ce7" office:value-type="string">
            <text:p>Frecuencia relativa acumulada</text:p>
          </table:table-cell>
          <table:table-cell table:style-name="ce7" office:value-type="string">
            <text:p>Porcentaje acumulado</text:p>
          </table:table-cell>
          <table:table-cell office:value-type="string">
            <text:p>(x-media)^2</text:p>
          </table:table-cell>
          <table:table-cell office:value-type="string">
            <text:p>Mediana</text:p>
          </table:table-cell>
          <table:table-cell office:value-type="string">
            <text:p>1er cuartil</text:p>
          </table:table-cell>
          <table:table-cell office:value-type="string">
            <text:p>3er cuartil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20">
            <text:p>120</text:p>
          </table:table-cell>
          <table:table-cell table:style-name="ce9" table:formula="oooc:=[.B2]/[.$B$56]" office:value-type="float" office:value="0.191693290734824">
            <text:p>0,19</text:p>
          </table:table-cell>
          <table:table-cell table:style-name="ce10" table:formula="oooc:=[.B2]/[.$B$56]" office:value-type="percentage" office:value="0.191693290734824">
            <text:p>19,17%</text:p>
          </table:table-cell>
          <table:table-cell table:style-name="ce2" table:formula="oooc:=[.B2]" office:value-type="float" office:value="120">
            <text:p>120</text:p>
          </table:table-cell>
          <table:table-cell table:style-name="ce2" table:formula="oooc:=[.E2]/[.$B$56]" office:value-type="float" office:value="0.191693290734824">
            <text:p>0,19</text:p>
          </table:table-cell>
          <table:table-cell table:style-name="ce14" table:formula="oooc:=[.E2]/[.$B$56]" office:value-type="percentage" office:value="0.191693290734824">
            <text:p>19,17%</text:p>
          </table:table-cell>
          <table:table-cell table:formula="oooc:=([.A2]-[.$B$21])^2" office:value-type="float" office:value="7.21943676060794">
            <text:p>7,22</text:p>
          </table:table-cell>
          <table:table-cell table:formula="oooc:=IF([.E2]&gt;=([.$E$17])*0.5;1;0)" office:value-type="float" office:value="0">
            <text:p>0</text:p>
          </table:table-cell>
          <table:table-cell table:formula="oooc:=IF([.E2]&gt;=([.$E$17])*0.25;1;0)" office:value-type="float" office:value="0">
            <text:p>0</text:p>
          </table:table-cell>
          <table:table-cell table:style-name="ce16" table:formula="oooc:=IF([.E2]&gt;=([.$E$17])*0.75;1;0)" office:value-type="float" office:value="0">
            <text:p>0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150">
            <text:p>150</text:p>
          </table:table-cell>
          <table:table-cell table:style-name="ce9" table:formula="oooc:=[.B3]/[.$B$56]" office:value-type="float" office:value="0.23961661341853">
            <text:p>0,24</text:p>
          </table:table-cell>
          <table:table-cell table:style-name="ce10" table:formula="oooc:=[.B3]/[.$B$56]" office:value-type="percentage" office:value="0.23961661341853">
            <text:p>23,96%</text:p>
          </table:table-cell>
          <table:table-cell table:style-name="ce2" table:formula="oooc:=[.B3]+[.E2]" office:value-type="float" office:value="270">
            <text:p>270</text:p>
          </table:table-cell>
          <table:table-cell table:style-name="ce2" table:formula="oooc:=[.E3]/[.$B$56]" office:value-type="float" office:value="0.431309904153355">
            <text:p>0,43</text:p>
          </table:table-cell>
          <table:table-cell table:style-name="ce14" table:formula="oooc:=[.E3]/[.$B$56]" office:value-type="percentage" office:value="0.431309904153355">
            <text:p>43,13%</text:p>
          </table:table-cell>
          <table:table-cell table:formula="oooc:=([.A3]-[.$B$21])^2" office:value-type="float" office:value="2.84563484367504">
            <text:p>2,85</text:p>
          </table:table-cell>
          <table:table-cell table:formula="oooc:=IF([.E3]&gt;=([.$E$17])*0.5;1;0)" office:value-type="float" office:value="0">
            <text:p>0</text:p>
          </table:table-cell>
          <table:table-cell table:formula="oooc:=IF([.E3]&gt;=([.$E$17])*0.25;1;0)" office:value-type="float" office:value="1">
            <text:p>1</text:p>
          </table:table-cell>
          <table:table-cell table:style-name="ce16" table:formula="oooc:=IF([.E3]&gt;=([.$E$17])*0.75;1;0)" office:value-type="float" office:value="0">
            <text:p>0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90">
            <text:p>90</text:p>
          </table:table-cell>
          <table:table-cell table:style-name="ce9" table:formula="oooc:=[.B4]/[.$B$56]" office:value-type="float" office:value="0.143769968051118">
            <text:p>0,14</text:p>
          </table:table-cell>
          <table:table-cell table:style-name="ce10" table:formula="oooc:=[.B4]/[.$B$56]" office:value-type="percentage" office:value="0.143769968051118">
            <text:p>14,38%</text:p>
          </table:table-cell>
          <table:table-cell table:style-name="ce2" table:formula="oooc:=[.B4]+[.E3]" office:value-type="float" office:value="360">
            <text:p>360</text:p>
          </table:table-cell>
          <table:table-cell table:style-name="ce2" table:formula="oooc:=[.E4]/[.$B$56]" office:value-type="float" office:value="0.575079872204473">
            <text:p>0,58</text:p>
          </table:table-cell>
          <table:table-cell table:style-name="ce14" table:formula="oooc:=[.E4]/[.$B$56]" office:value-type="percentage" office:value="0.575079872204473">
            <text:p>57,51%</text:p>
          </table:table-cell>
          <table:table-cell table:formula="oooc:=([.A4]-[.$B$21])^2" office:value-type="float" office:value="0.471832926742131">
            <text:p>0,47</text:p>
          </table:table-cell>
          <table:table-cell table:formula="oooc:=IF([.E4]&gt;=([.$E$17])*0.5;1;0)" office:value-type="float" office:value="1">
            <text:p>1</text:p>
          </table:table-cell>
          <table:table-cell table:formula="oooc:=IF([.E4]&gt;=([.$E$17])*0.25;1;0)" office:value-type="float" office:value="1">
            <text:p>1</text:p>
          </table:table-cell>
          <table:table-cell table:style-name="ce16" table:formula="oooc:=IF([.E4]&gt;=([.$E$17])*0.75;1;0)" office:value-type="float" office:value="0">
            <text:p>0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70">
            <text:p>70</text:p>
          </table:table-cell>
          <table:table-cell table:style-name="ce9" table:formula="oooc:=[.B5]/[.$B$56]" office:value-type="float" office:value="0.111821086261981">
            <text:p>0,11</text:p>
          </table:table-cell>
          <table:table-cell table:style-name="ce10" table:formula="oooc:=[.B5]/[.$B$56]" office:value-type="percentage" office:value="0.111821086261981">
            <text:p>11,18%</text:p>
          </table:table-cell>
          <table:table-cell table:style-name="ce2" table:formula="oooc:=[.B5]+[.E4]" office:value-type="float" office:value="430">
            <text:p>430</text:p>
          </table:table-cell>
          <table:table-cell table:style-name="ce2" table:formula="oooc:=[.E5]/[.$B$56]" office:value-type="float" office:value="0.686900958466454">
            <text:p>0,69</text:p>
          </table:table-cell>
          <table:table-cell table:style-name="ce14" table:formula="oooc:=[.E5]/[.$B$56]" office:value-type="percentage" office:value="0.686900958466454">
            <text:p>68,69%</text:p>
          </table:table-cell>
          <table:table-cell table:formula="oooc:=([.A5]-[.$B$21])^2" office:value-type="float" office:value="0.0980310098092261">
            <text:p>0,1</text:p>
          </table:table-cell>
          <table:table-cell table:formula="oooc:=IF([.E5]&gt;=([.$E$17])*0.5;1;0)" office:value-type="float" office:value="1">
            <text:p>1</text:p>
          </table:table-cell>
          <table:table-cell table:formula="oooc:=IF([.E5]&gt;=([.$E$17])*0.25;1;0)" office:value-type="float" office:value="1">
            <text:p>1</text:p>
          </table:table-cell>
          <table:table-cell table:style-name="ce16" table:formula="oooc:=IF([.E5]&gt;=([.$E$17])*0.75;1;0)" office:value-type="float" office:value="0">
            <text:p>0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float" office:value="65">
            <text:p>65</text:p>
          </table:table-cell>
          <table:table-cell table:style-name="ce9" table:formula="oooc:=[.B6]/[.$B$56]" office:value-type="float" office:value="0.103833865814697">
            <text:p>0,10</text:p>
          </table:table-cell>
          <table:table-cell table:style-name="ce10" table:formula="oooc:=[.B6]/[.$B$56]" office:value-type="percentage" office:value="0.103833865814697">
            <text:p>10,38%</text:p>
          </table:table-cell>
          <table:table-cell table:style-name="ce2" table:formula="oooc:=[.B6]+[.E5]" office:value-type="float" office:value="495">
            <text:p>495</text:p>
          </table:table-cell>
          <table:table-cell table:style-name="ce2" table:formula="oooc:=[.E6]/[.$B$56]" office:value-type="float" office:value="0.79073482428115">
            <text:p>0,79</text:p>
          </table:table-cell>
          <table:table-cell table:style-name="ce14" table:formula="oooc:=[.E6]/[.$B$56]" office:value-type="percentage" office:value="0.79073482428115">
            <text:p>79,07%</text:p>
          </table:table-cell>
          <table:table-cell table:formula="oooc:=([.A6]-[.$B$21])^2" office:value-type="float" office:value="1.72422909287632">
            <text:p>1,72</text:p>
          </table:table-cell>
          <table:table-cell table:formula="oooc:=IF([.E6]&gt;=([.$E$17])*0.5;1;0)" office:value-type="float" office:value="1">
            <text:p>1</text:p>
          </table:table-cell>
          <table:table-cell table:formula="oooc:=IF([.E6]&gt;=([.$E$17])*0.25;1;0)" office:value-type="float" office:value="1">
            <text:p>1</text:p>
          </table:table-cell>
          <table:table-cell table:style-name="ce16" table:formula="oooc:=IF([.E6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float" office:value="50">
            <text:p>50</text:p>
          </table:table-cell>
          <table:table-cell table:style-name="ce9" table:formula="oooc:=[.B7]/[.$B$56]" office:value-type="float" office:value="0.0798722044728434">
            <text:p>0,08</text:p>
          </table:table-cell>
          <table:table-cell table:style-name="ce10" table:formula="oooc:=[.B7]/[.$B$56]" office:value-type="percentage" office:value="0.0798722044728434">
            <text:p>7,99%</text:p>
          </table:table-cell>
          <table:table-cell table:style-name="ce2" table:formula="oooc:=[.B7]+[.E6]" office:value-type="float" office:value="545">
            <text:p>545</text:p>
          </table:table-cell>
          <table:table-cell table:style-name="ce2" table:formula="oooc:=[.E7]/[.$B$56]" office:value-type="float" office:value="0.870607028753994">
            <text:p>0,87</text:p>
          </table:table-cell>
          <table:table-cell table:style-name="ce14" table:formula="oooc:=[.E7]/[.$B$56]" office:value-type="percentage" office:value="0.870607028753994">
            <text:p>87,06%</text:p>
          </table:table-cell>
          <table:table-cell table:formula="oooc:=([.A7]-[.$B$21])^2" office:value-type="float" office:value="5.35042717594342">
            <text:p>5,35</text:p>
          </table:table-cell>
          <table:table-cell table:formula="oooc:=IF([.E7]&gt;=([.$E$17])*0.5;1;0)" office:value-type="float" office:value="1">
            <text:p>1</text:p>
          </table:table-cell>
          <table:table-cell table:formula="oooc:=IF([.E7]&gt;=([.$E$17])*0.25;1;0)" office:value-type="float" office:value="1">
            <text:p>1</text:p>
          </table:table-cell>
          <table:table-cell table:style-name="ce16" table:formula="oooc:=IF([.E7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9" table:formula="oooc:=[.B8]/[.$B$56]" office:value-type="float" office:value="0.0479233226837061">
            <text:p>0,05</text:p>
          </table:table-cell>
          <table:table-cell table:style-name="ce10" table:formula="oooc:=[.B8]/[.$B$56]" office:value-type="percentage" office:value="0.0479233226837061">
            <text:p>4,79%</text:p>
          </table:table-cell>
          <table:table-cell table:style-name="ce2" table:formula="oooc:=[.B8]+[.E7]" office:value-type="float" office:value="575">
            <text:p>575</text:p>
          </table:table-cell>
          <table:table-cell table:style-name="ce2" table:formula="oooc:=[.E8]/[.$B$56]" office:value-type="float" office:value="0.9185303514377">
            <text:p>0,92</text:p>
          </table:table-cell>
          <table:table-cell table:style-name="ce14" table:formula="oooc:=[.E8]/[.$B$56]" office:value-type="percentage" office:value="0.9185303514377">
            <text:p>91,85%</text:p>
          </table:table-cell>
          <table:table-cell table:formula="oooc:=([.A8]-[.$B$21])^2" office:value-type="float" office:value="10.9766252590105">
            <text:p>10,98</text:p>
          </table:table-cell>
          <table:table-cell table:formula="oooc:=IF([.E8]&gt;=([.$E$17])*0.5;1;0)" office:value-type="float" office:value="1">
            <text:p>1</text:p>
          </table:table-cell>
          <table:table-cell table:formula="oooc:=IF([.E8]&gt;=([.$E$17])*0.25;1;0)" office:value-type="float" office:value="1">
            <text:p>1</text:p>
          </table:table-cell>
          <table:table-cell table:style-name="ce16" table:formula="oooc:=IF([.E8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9" table:formula="oooc:=[.B9]/[.$B$56]" office:value-type="float" office:value="0.0319488817891374">
            <text:p>0,03</text:p>
          </table:table-cell>
          <table:table-cell table:style-name="ce10" table:formula="oooc:=[.B9]/[.$B$56]" office:value-type="percentage" office:value="0.0319488817891374">
            <text:p>3,19%</text:p>
          </table:table-cell>
          <table:table-cell table:style-name="ce2" table:formula="oooc:=[.B9]+[.E8]" office:value-type="float" office:value="595">
            <text:p>595</text:p>
          </table:table-cell>
          <table:table-cell table:style-name="ce2" table:formula="oooc:=[.E9]/[.$B$56]" office:value-type="float" office:value="0.950479233226837">
            <text:p>0,95</text:p>
          </table:table-cell>
          <table:table-cell table:style-name="ce14" table:formula="oooc:=[.E9]/[.$B$56]" office:value-type="percentage" office:value="0.950479233226837">
            <text:p>95,05%</text:p>
          </table:table-cell>
          <table:table-cell table:formula="oooc:=([.A9]-[.$B$21])^2" office:value-type="float" office:value="18.6028233420776">
            <text:p>18,6</text:p>
          </table:table-cell>
          <table:table-cell table:formula="oooc:=IF([.E9]&gt;=([.$E$17])*0.5;1;0)" office:value-type="float" office:value="1">
            <text:p>1</text:p>
          </table:table-cell>
          <table:table-cell table:formula="oooc:=IF([.E9]&gt;=([.$E$17])*0.25;1;0)" office:value-type="float" office:value="1">
            <text:p>1</text:p>
          </table:table-cell>
          <table:table-cell table:style-name="ce16" table:formula="oooc:=IF([.E9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float" office:value="10">
            <text:p>10</text:p>
          </table:table-cell>
          <table:table-cell table:style-name="ce9" table:formula="oooc:=[.B10]/[.$B$56]" office:value-type="float" office:value="0.0159744408945687">
            <text:p>0,02</text:p>
          </table:table-cell>
          <table:table-cell table:style-name="ce10" table:formula="oooc:=[.B10]/[.$B$56]" office:value-type="percentage" office:value="0.0159744408945687">
            <text:p>1,60%</text:p>
          </table:table-cell>
          <table:table-cell table:style-name="ce2" table:formula="oooc:=[.B10]+[.E9]" office:value-type="float" office:value="605">
            <text:p>605</text:p>
          </table:table-cell>
          <table:table-cell table:style-name="ce2" table:formula="oooc:=[.E10]/[.$B$56]" office:value-type="float" office:value="0.966453674121406">
            <text:p>0,97</text:p>
          </table:table-cell>
          <table:table-cell table:style-name="ce14" table:formula="oooc:=[.E10]/[.$B$56]" office:value-type="percentage" office:value="0.966453674121406">
            <text:p>96,65%</text:p>
          </table:table-cell>
          <table:table-cell table:formula="oooc:=([.A10]-[.$B$21])^2" office:value-type="float" office:value="28.2290214251447">
            <text:p>28,23</text:p>
          </table:table-cell>
          <table:table-cell table:formula="oooc:=IF([.E10]&gt;=([.$E$17])*0.5;1;0)" office:value-type="float" office:value="1">
            <text:p>1</text:p>
          </table:table-cell>
          <table:table-cell table:formula="oooc:=IF([.E10]&gt;=([.$E$17])*0.25;1;0)" office:value-type="float" office:value="1">
            <text:p>1</text:p>
          </table:table-cell>
          <table:table-cell table:style-name="ce16" table:formula="oooc:=IF([.E10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float" office:value="7">
            <text:p>7</text:p>
          </table:table-cell>
          <table:table-cell table:style-name="ce9" table:formula="oooc:=[.B11]/[.$B$56]" office:value-type="float" office:value="0.0111821086261981">
            <text:p>0,01</text:p>
          </table:table-cell>
          <table:table-cell table:style-name="ce10" table:formula="oooc:=[.B11]/[.$B$56]" office:value-type="percentage" office:value="0.0111821086261981">
            <text:p>1,12%</text:p>
          </table:table-cell>
          <table:table-cell table:style-name="ce2" table:formula="oooc:=[.B11]+[.E10]" office:value-type="float" office:value="612">
            <text:p>612</text:p>
          </table:table-cell>
          <table:table-cell table:style-name="ce2" table:formula="oooc:=[.E11]/[.$B$56]" office:value-type="float" office:value="0.977635782747604">
            <text:p>0,98</text:p>
          </table:table-cell>
          <table:table-cell table:style-name="ce14" table:formula="oooc:=[.E11]/[.$B$56]" office:value-type="percentage" office:value="0.977635782747604">
            <text:p>97,76%</text:p>
          </table:table-cell>
          <table:table-cell table:formula="oooc:=([.A11]-[.$B$21])^2" office:value-type="float" office:value="39.8552195082118">
            <text:p>39,86</text:p>
          </table:table-cell>
          <table:table-cell table:formula="oooc:=IF([.E11]&gt;=([.$E$17])*0.5;1;0)" office:value-type="float" office:value="1">
            <text:p>1</text:p>
          </table:table-cell>
          <table:table-cell table:formula="oooc:=IF([.E11]&gt;=([.$E$17])*0.25;1;0)" office:value-type="float" office:value="1">
            <text:p>1</text:p>
          </table:table-cell>
          <table:table-cell table:style-name="ce16" table:formula="oooc:=IF([.E11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float" office:value="8">
            <text:p>8</text:p>
          </table:table-cell>
          <table:table-cell table:style-name="ce9" table:formula="oooc:=[.B12]/[.$B$56]" office:value-type="float" office:value="0.012779552715655">
            <text:p>0,01</text:p>
          </table:table-cell>
          <table:table-cell table:style-name="ce10" table:formula="oooc:=[.B12]/[.$B$56]" office:value-type="percentage" office:value="0.012779552715655">
            <text:p>1,28%</text:p>
          </table:table-cell>
          <table:table-cell table:style-name="ce2" table:formula="oooc:=[.B12]+[.E11]" office:value-type="float" office:value="620">
            <text:p>620</text:p>
          </table:table-cell>
          <table:table-cell table:style-name="ce2" table:formula="oooc:=[.E12]/[.$B$56]" office:value-type="float" office:value="0.990415335463259">
            <text:p>0,99</text:p>
          </table:table-cell>
          <table:table-cell table:style-name="ce14" table:formula="oooc:=[.E12]/[.$B$56]" office:value-type="percentage" office:value="0.990415335463259">
            <text:p>99,04%</text:p>
          </table:table-cell>
          <table:table-cell table:formula="oooc:=([.A12]-[.$B$21])^2" office:value-type="float" office:value="53.4814175912789">
            <text:p>53,48</text:p>
          </table:table-cell>
          <table:table-cell table:formula="oooc:=IF([.E12]&gt;=([.$E$17])*0.5;1;0)" office:value-type="float" office:value="1">
            <text:p>1</text:p>
          </table:table-cell>
          <table:table-cell table:formula="oooc:=IF([.E12]&gt;=([.$E$17])*0.25;1;0)" office:value-type="float" office:value="1">
            <text:p>1</text:p>
          </table:table-cell>
          <table:table-cell table:style-name="ce16" table:formula="oooc:=IF([.E12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float" office:value="2">
            <text:p>2</text:p>
          </table:table-cell>
          <table:table-cell table:style-name="ce9" table:formula="oooc:=[.B13]/[.$B$56]" office:value-type="float" office:value="0.00319488817891374">
            <text:p>0,00</text:p>
          </table:table-cell>
          <table:table-cell table:style-name="ce10" table:formula="oooc:=[.B13]/[.$B$56]" office:value-type="percentage" office:value="0.00319488817891374">
            <text:p>0,32%</text:p>
          </table:table-cell>
          <table:table-cell table:style-name="ce2" table:formula="oooc:=[.B13]+[.E12]" office:value-type="float" office:value="622">
            <text:p>622</text:p>
          </table:table-cell>
          <table:table-cell table:style-name="ce2" table:formula="oooc:=[.E13]/[.$B$56]" office:value-type="float" office:value="0.993610223642173">
            <text:p>0,99</text:p>
          </table:table-cell>
          <table:table-cell table:style-name="ce14" table:formula="oooc:=[.E13]/[.$B$56]" office:value-type="percentage" office:value="0.993610223642173">
            <text:p>99,36%</text:p>
          </table:table-cell>
          <table:table-cell table:formula="oooc:=([.A13]-[.$B$21])^2" office:value-type="float" office:value="69.107615674346">
            <text:p>69,11</text:p>
          </table:table-cell>
          <table:table-cell table:formula="oooc:=IF([.E13]&gt;=([.$E$17])*0.5;1;0)" office:value-type="float" office:value="1">
            <text:p>1</text:p>
          </table:table-cell>
          <table:table-cell table:formula="oooc:=IF([.E13]&gt;=([.$E$17])*0.25;1;0)" office:value-type="float" office:value="1">
            <text:p>1</text:p>
          </table:table-cell>
          <table:table-cell table:style-name="ce16" table:formula="oooc:=IF([.E13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9" table:formula="oooc:=[.B14]/[.$B$56]" office:value-type="float" office:value="0.00159744408945687">
            <text:p>0,00</text:p>
          </table:table-cell>
          <table:table-cell table:style-name="ce10" table:formula="oooc:=[.B14]/[.$B$56]" office:value-type="percentage" office:value="0.00159744408945687">
            <text:p>0,16%</text:p>
          </table:table-cell>
          <table:table-cell table:style-name="ce2" table:formula="oooc:=[.B14]+[.E13]" office:value-type="float" office:value="623">
            <text:p>623</text:p>
          </table:table-cell>
          <table:table-cell table:style-name="ce2" table:formula="oooc:=[.E14]/[.$B$56]" office:value-type="float" office:value="0.995207667731629">
            <text:p>1</text:p>
          </table:table-cell>
          <table:table-cell table:style-name="ce14" table:formula="oooc:=[.E14]/[.$B$56]" office:value-type="percentage" office:value="0.995207667731629">
            <text:p>99,52%</text:p>
          </table:table-cell>
          <table:table-cell table:formula="oooc:=([.A14]-[.$B$21])^2" office:value-type="float" office:value="86.7338137574131">
            <text:p>86,73</text:p>
          </table:table-cell>
          <table:table-cell table:formula="oooc:=IF([.E14]&gt;=([.$E$17])*0.5;1;0)" office:value-type="float" office:value="1">
            <text:p>1</text:p>
          </table:table-cell>
          <table:table-cell table:formula="oooc:=IF([.E14]&gt;=([.$E$17])*0.25;1;0)" office:value-type="float" office:value="1">
            <text:p>1</text:p>
          </table:table-cell>
          <table:table-cell table:style-name="ce16" table:formula="oooc:=IF([.E14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float" office:value="1">
            <text:p>1</text:p>
          </table:table-cell>
          <table:table-cell table:style-name="ce9" table:formula="oooc:=[.B15]/[.$B$56]" office:value-type="float" office:value="0.00159744408945687">
            <text:p>0,00</text:p>
          </table:table-cell>
          <table:table-cell table:style-name="ce10" table:formula="oooc:=[.B15]/[.$B$56]" office:value-type="percentage" office:value="0.00159744408945687">
            <text:p>0,16%</text:p>
          </table:table-cell>
          <table:table-cell table:style-name="ce2" table:formula="oooc:=[.B15]+[.E14]" office:value-type="float" office:value="624">
            <text:p>624</text:p>
          </table:table-cell>
          <table:table-cell table:style-name="ce2" table:formula="oooc:=[.E15]/[.$B$56]" office:value-type="float" office:value="0.996805111821086">
            <text:p>1</text:p>
          </table:table-cell>
          <table:table-cell table:style-name="ce14" table:formula="oooc:=[.E15]/[.$B$56]" office:value-type="percentage" office:value="0.996805111821086">
            <text:p>99,68%</text:p>
          </table:table-cell>
          <table:table-cell table:formula="oooc:=([.A15]-[.$B$21])^2" office:value-type="float" office:value="177.238606089681">
            <text:p>177,24</text:p>
          </table:table-cell>
          <table:table-cell table:formula="oooc:=IF([.E15]&gt;=([.$E$17])*0.5;1;0)" office:value-type="float" office:value="1">
            <text:p>1</text:p>
          </table:table-cell>
          <table:table-cell table:formula="oooc:=IF([.E15]&gt;=([.$E$17])*0.25;1;0)" office:value-type="float" office:value="1">
            <text:p>1</text:p>
          </table:table-cell>
          <table:table-cell table:style-name="ce16" table:formula="oooc:=IF([.E15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9" table:formula="oooc:=[.B16]/[.$B$56]" office:value-type="float" office:value="0.00159744408945687">
            <text:p>0,00</text:p>
          </table:table-cell>
          <table:table-cell table:style-name="ce10" table:formula="oooc:=[.B16]/[.$B$56]" office:value-type="percentage" office:value="0.00159744408945687">
            <text:p>0,16%</text:p>
          </table:table-cell>
          <table:table-cell table:style-name="ce2" table:formula="oooc:=[.B16]+[.E15]" office:value-type="float" office:value="625">
            <text:p>625</text:p>
          </table:table-cell>
          <table:table-cell table:style-name="ce2" table:formula="oooc:=[.E16]/[.$B$56]" office:value-type="float" office:value="0.998402555910543">
            <text:p>1</text:p>
          </table:table-cell>
          <table:table-cell table:style-name="ce14" table:formula="oooc:=[.E16]/[.$B$56]" office:value-type="percentage" office:value="0.998402555910543">
            <text:p>99,84%</text:p>
          </table:table-cell>
          <table:table-cell table:formula="oooc:=([.A16]-[.$B$21])^2" office:value-type="float" office:value="204.864804172749">
            <text:p>204,86</text:p>
          </table:table-cell>
          <table:table-cell table:formula="oooc:=IF([.E16]&gt;=([.$E$17])*0.5;1;0)" office:value-type="float" office:value="1">
            <text:p>1</text:p>
          </table:table-cell>
          <table:table-cell table:formula="oooc:=IF([.E16]&gt;=([.$E$17])*0.25;1;0)" office:value-type="float" office:value="1">
            <text:p>1</text:p>
          </table:table-cell>
          <table:table-cell table:style-name="ce16" table:formula="oooc:=IF([.E16]&gt;=([.$E$17])*0.75;1;0)" office:value-type="float" office:value="1">
            <text:p>1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9" table:formula="oooc:=[.B17]/[.$B$56]" office:value-type="float" office:value="0.00159744408945687">
            <text:p>0,00</text:p>
          </table:table-cell>
          <table:table-cell table:style-name="ce10" table:formula="oooc:=[.B17]/[.$B$56]" office:value-type="percentage" office:value="0.00159744408945687">
            <text:p>0,16%</text:p>
          </table:table-cell>
          <table:table-cell table:style-name="ce2" table:formula="oooc:=[.B17]+[.E16]" office:value-type="float" office:value="626">
            <text:p>626</text:p>
          </table:table-cell>
          <table:table-cell table:style-name="ce2" table:formula="oooc:=[.E17]/[.$B$56]" office:value-type="float" office:value="1">
            <text:p>1</text:p>
          </table:table-cell>
          <table:table-cell table:style-name="ce14" table:formula="oooc:=[.E17]/[.$B$56]" office:value-type="percentage" office:value="1">
            <text:p>100,00%</text:p>
          </table:table-cell>
          <table:table-cell table:formula="oooc:=([.A17]-[.$B$21])^2" office:value-type="float" office:value="372.995794588084">
            <text:p>373</text:p>
          </table:table-cell>
          <table:table-cell table:formula="oooc:=IF([.E17]&gt;=([.$E$17])*0.5;1;0)" office:value-type="float" office:value="1">
            <text:p>1</text:p>
          </table:table-cell>
          <table:table-cell table:formula="oooc:=IF([.E17]&gt;=([.$E$17])*0.25;1;0)" office:value-type="float" office:value="1">
            <text:p>1</text:p>
          </table:table-cell>
          <table:table-cell table:style-name="ce16" table:formula="oooc:=IF([.E17]&gt;=([.$E$17])*0.75;1;0)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uma</text:p>
          </table:table-cell>
          <table:table-cell table:style-name="ce3" table:formula="oooc:=SUM([.B2:.B17])" office:value-type="float" office:value="626">
            <text:p>626</text:p>
          </table:table-cell>
          <table:table-cell table:style-name="ce3" table:formula="oooc:=SUM([.C2:.C17])" office:value-type="float" office:value="1">
            <text:p>1</text:p>
          </table:table-cell>
          <table:table-cell table:style-name="ce11" table:formula="oooc:=[.B18]/[.$B$56]" office:value-type="percentage" office:value="1">
            <text:p>100,00%</text:p>
          </table:table-cell>
          <table:table-cell table:style-name="ce13" table:number-columns-repeated="3"/>
          <table:table-cell table:number-columns-repeated="4"/>
        </table:table-row>
        <table:table-row table:style-name="ro2" table:number-rows-repeated="2">
          <table:table-cell table:style-name="ce4"/>
          <table:table-cell table:style-name="ce8" table:number-columns-repeated="2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office:value-type="string">
            <text:p>Media</text:p>
          </table:table-cell>
          <table:table-cell table:style-name="ce8" table:formula="oooc:=SUMPRODUCT([.A2:.A17];[.B2:.B17])/SUM([.B2:.B17])" office:value-type="float" office:value="20.6869009584665">
            <text:p>20,69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5" office:value-type="string">
            <text:p>Varianza muestral</text:p>
          </table:table-cell>
          <table:table-cell table:style-name="ce8" table:formula="oooc:=SUMPRODUCT([.B2:.B17];[.H2:.H17])/(SUM([.B2:.B17])-1)" office:value-type="float" office:value="7.02821214057508">
            <text:p>7,03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6" office:value-type="string">
            <text:p>mediana</text:p>
          </table:table-cell>
          <table:table-cell table:style-name="ce8" office:value-type="float" office:value="20">
            <text:p>20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6" office:value-type="string">
            <text:p>1er cuartil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6" office:value-type="string">
            <text:p>3er cuartil</text:p>
          </table:table-cell>
          <table:table-cell table:style-name="ce8" office:value-type="float" office:value="22">
            <text:p>22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6" office:value-type="string">
            <text:p>RIC</text:p>
          </table:table-cell>
          <table:table-cell table:style-name="ce8" table:formula="oooc:=[.B25]-[.B24]" office:value-type="float" office:value="3">
            <text:p>3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5" office:value-type="string">
            <text:p>1er Q-1,5*RIC</text:p>
          </table:table-cell>
          <table:table-cell table:style-name="ce8" table:formula="oooc:=[.B24]-1.5*[.B26]" office:value-type="float" office:value="14.5">
            <text:p>14,5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6" office:value-type="string">
            <text:p>1er Q-3*RIC</text:p>
          </table:table-cell>
          <table:table-cell table:style-name="ce8" table:formula="oooc:=[.B24]-3*[.B26]" office:value-type="float" office:value="10">
            <text:p>10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6" office:value-type="string">
            <text:p>3er Q+1,5*RIC</text:p>
          </table:table-cell>
          <table:table-cell table:style-name="ce8" table:formula="oooc:=[.B25]+1.5*[.B26]" office:value-type="float" office:value="26.5">
            <text:p>26,5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3">
          <table:table-cell table:style-name="ce6" office:value-type="string">
            <text:p>3er Q+3*RIC</text:p>
          </table:table-cell>
          <table:table-cell table:style-name="ce8" table:formula="oooc:=[.B25]+3*[.B26]" office:value-type="float" office:value="31">
            <text:p>31</text:p>
          </table:table-cell>
          <table:table-cell table:style-name="ce8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2">
          <table:table-cell table:style-name="ce4"/>
          <table:table-cell table:style-name="ce8" table:number-columns-repeated="2"/>
          <table:table-cell table:style-name="ce12"/>
          <table:table-cell table:style-name="ce8" table:number-columns-repeated="3"/>
          <table:table-cell table:number-columns-repeated="4"/>
        </table:table-row>
        <table:table-row table:style-name="ro1">
          <table:table-cell table:style-name="ce1" office:value-type="string">
            <text:p>Edad</text:p>
          </table:table-cell>
          <table:table-cell table:style-name="ce7" office:value-type="string">
            <text:p>Frecuencia absoluta</text:p>
          </table:table-cell>
          <table:table-cell table:style-name="ce7" office:value-type="string">
            <text:p>Frecuencia relativa</text:p>
          </table:table-cell>
          <table:table-cell table:style-name="ce2" office:value-type="string">
            <text:p>Porcentaje</text:p>
          </table:table-cell>
          <table:table-cell table:style-name="ce7" office:value-type="string">
            <text:p>Frecuencia absoluta acumulada</text:p>
          </table:table-cell>
          <table:table-cell table:style-name="ce7" office:value-type="string">
            <text:p>Frecuencia relativa acumulada</text:p>
          </table:table-cell>
          <table:table-cell table:style-name="ce7" office:value-type="string">
            <text:p>Porcentaje acumulado</text:p>
          </table:table-cell>
          <table:table-cell table:number-columns-repeated="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20">
            <text:p>120</text:p>
          </table:table-cell>
          <table:table-cell table:style-name="ce9" table:formula="oooc:=[.B33]/[.$B$56]" office:value-type="float" office:value="0.191693290734824">
            <text:p>0,19</text:p>
          </table:table-cell>
          <table:table-cell table:style-name="ce10" table:formula="oooc:=[.B33]/[.$B$56]" office:value-type="percentage" office:value="0.191693290734824">
            <text:p>19,17%</text:p>
          </table:table-cell>
          <table:table-cell table:style-name="ce2" table:formula="oooc:=[.B33]" office:value-type="float" office:value="120">
            <text:p>120</text:p>
          </table:table-cell>
          <table:table-cell table:style-name="ce2" table:formula="oooc:=[.E33]/[.$B$56]" office:value-type="float" office:value="0.191693290734824">
            <text:p>0,19</text:p>
          </table:table-cell>
          <table:table-cell table:style-name="ce14" table:formula="oooc:=[.E33]/[.$B$56]" office:value-type="percentage" office:value="0.191693290734824">
            <text:p>19,17%</text:p>
          </table:table-cell>
          <table:table-cell table:number-columns-repeated="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150">
            <text:p>150</text:p>
          </table:table-cell>
          <table:table-cell table:style-name="ce9" table:formula="oooc:=[.B34]/[.$B$56]" office:value-type="float" office:value="0.23961661341853">
            <text:p>0,24</text:p>
          </table:table-cell>
          <table:table-cell table:style-name="ce10" table:formula="oooc:=[.B34]/[.$B$56]" office:value-type="percentage" office:value="0.23961661341853">
            <text:p>23,96%</text:p>
          </table:table-cell>
          <table:table-cell table:style-name="ce2" table:formula="oooc:=[.B34]+[.E33]" office:value-type="float" office:value="270">
            <text:p>270</text:p>
          </table:table-cell>
          <table:table-cell table:style-name="ce2" table:formula="oooc:=[.E34]/[.$B$56]" office:value-type="float" office:value="0.431309904153355">
            <text:p>0,43</text:p>
          </table:table-cell>
          <table:table-cell table:style-name="ce14" table:formula="oooc:=[.E34]/[.$B$56]" office:value-type="percentage" office:value="0.431309904153355">
            <text:p>43,13%</text:p>
          </table:table-cell>
          <table:table-cell table:number-columns-repeated="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90">
            <text:p>90</text:p>
          </table:table-cell>
          <table:table-cell table:style-name="ce9" table:formula="oooc:=[.B35]/[.$B$56]" office:value-type="float" office:value="0.143769968051118">
            <text:p>0,14</text:p>
          </table:table-cell>
          <table:table-cell table:style-name="ce10" table:formula="oooc:=[.B35]/[.$B$56]" office:value-type="percentage" office:value="0.143769968051118">
            <text:p>14,38%</text:p>
          </table:table-cell>
          <table:table-cell table:style-name="ce2" table:formula="oooc:=[.B35]+[.E34]" office:value-type="float" office:value="360">
            <text:p>360</text:p>
          </table:table-cell>
          <table:table-cell table:style-name="ce2" table:formula="oooc:=[.E35]/[.$B$56]" office:value-type="float" office:value="0.575079872204473">
            <text:p>0,58</text:p>
          </table:table-cell>
          <table:table-cell table:style-name="ce14" table:formula="oooc:=[.E35]/[.$B$56]" office:value-type="percentage" office:value="0.575079872204473">
            <text:p>57,51%</text:p>
          </table:table-cell>
          <table:table-cell table:number-columns-repeated="4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70">
            <text:p>70</text:p>
          </table:table-cell>
          <table:table-cell table:style-name="ce9" table:formula="oooc:=[.B36]/[.$B$56]" office:value-type="float" office:value="0.111821086261981">
            <text:p>0,11</text:p>
          </table:table-cell>
          <table:table-cell table:style-name="ce10" table:formula="oooc:=[.B36]/[.$B$56]" office:value-type="percentage" office:value="0.111821086261981">
            <text:p>11,18%</text:p>
          </table:table-cell>
          <table:table-cell table:style-name="ce2" table:formula="oooc:=[.B36]+[.E35]" office:value-type="float" office:value="430">
            <text:p>430</text:p>
          </table:table-cell>
          <table:table-cell table:style-name="ce2" table:formula="oooc:=[.E36]/[.$B$56]" office:value-type="float" office:value="0.686900958466454">
            <text:p>0,69</text:p>
          </table:table-cell>
          <table:table-cell table:style-name="ce14" table:formula="oooc:=[.E36]/[.$B$56]" office:value-type="percentage" office:value="0.686900958466454">
            <text:p>68,69%</text:p>
          </table:table-cell>
          <table:table-cell table:number-columns-repeated="4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float" office:value="65">
            <text:p>65</text:p>
          </table:table-cell>
          <table:table-cell table:style-name="ce9" table:formula="oooc:=[.B37]/[.$B$56]" office:value-type="float" office:value="0.103833865814697">
            <text:p>0,10</text:p>
          </table:table-cell>
          <table:table-cell table:style-name="ce10" table:formula="oooc:=[.B37]/[.$B$56]" office:value-type="percentage" office:value="0.103833865814697">
            <text:p>10,38%</text:p>
          </table:table-cell>
          <table:table-cell table:style-name="ce2" table:formula="oooc:=[.B37]+[.E36]" office:value-type="float" office:value="495">
            <text:p>495</text:p>
          </table:table-cell>
          <table:table-cell table:style-name="ce2" table:formula="oooc:=[.E37]/[.$B$56]" office:value-type="float" office:value="0.79073482428115">
            <text:p>0,79</text:p>
          </table:table-cell>
          <table:table-cell table:style-name="ce14" table:formula="oooc:=[.E37]/[.$B$56]" office:value-type="percentage" office:value="0.79073482428115">
            <text:p>79,07%</text:p>
          </table:table-cell>
          <table:table-cell table:number-columns-repeated="4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float" office:value="50">
            <text:p>50</text:p>
          </table:table-cell>
          <table:table-cell table:style-name="ce9" table:formula="oooc:=[.B38]/[.$B$56]" office:value-type="float" office:value="0.0798722044728434">
            <text:p>0,08</text:p>
          </table:table-cell>
          <table:table-cell table:style-name="ce10" table:formula="oooc:=[.B38]/[.$B$56]" office:value-type="percentage" office:value="0.0798722044728434">
            <text:p>7,99%</text:p>
          </table:table-cell>
          <table:table-cell table:style-name="ce2" table:formula="oooc:=[.B38]+[.E37]" office:value-type="float" office:value="545">
            <text:p>545</text:p>
          </table:table-cell>
          <table:table-cell table:style-name="ce2" table:formula="oooc:=[.E38]/[.$B$56]" office:value-type="float" office:value="0.870607028753994">
            <text:p>0,87</text:p>
          </table:table-cell>
          <table:table-cell table:style-name="ce14" table:formula="oooc:=[.E38]/[.$B$56]" office:value-type="percentage" office:value="0.870607028753994">
            <text:p>87,06%</text:p>
          </table:table-cell>
          <table:table-cell table:number-columns-repeated="4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9" table:formula="oooc:=[.B39]/[.$B$56]" office:value-type="float" office:value="0.0479233226837061">
            <text:p>0,05</text:p>
          </table:table-cell>
          <table:table-cell table:style-name="ce10" table:formula="oooc:=[.B39]/[.$B$56]" office:value-type="percentage" office:value="0.0479233226837061">
            <text:p>4,79%</text:p>
          </table:table-cell>
          <table:table-cell table:style-name="ce2" table:formula="oooc:=[.B39]+[.E38]" office:value-type="float" office:value="575">
            <text:p>575</text:p>
          </table:table-cell>
          <table:table-cell table:style-name="ce2" table:formula="oooc:=[.E39]/[.$B$56]" office:value-type="float" office:value="0.9185303514377">
            <text:p>0,92</text:p>
          </table:table-cell>
          <table:table-cell table:style-name="ce14" table:formula="oooc:=[.E39]/[.$B$56]" office:value-type="percentage" office:value="0.9185303514377">
            <text:p>91,85%</text:p>
          </table:table-cell>
          <table:table-cell table:number-columns-repeated="4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9" table:formula="oooc:=[.B40]/[.$B$56]" office:value-type="float" office:value="0.0319488817891374">
            <text:p>0,03</text:p>
          </table:table-cell>
          <table:table-cell table:style-name="ce10" table:formula="oooc:=[.B40]/[.$B$56]" office:value-type="percentage" office:value="0.0319488817891374">
            <text:p>3,19%</text:p>
          </table:table-cell>
          <table:table-cell table:style-name="ce2" table:formula="oooc:=[.B40]+[.E39]" office:value-type="float" office:value="595">
            <text:p>595</text:p>
          </table:table-cell>
          <table:table-cell table:style-name="ce2" table:formula="oooc:=[.E40]/[.$B$56]" office:value-type="float" office:value="0.950479233226837">
            <text:p>0,95</text:p>
          </table:table-cell>
          <table:table-cell table:style-name="ce14" table:formula="oooc:=[.E40]/[.$B$56]" office:value-type="percentage" office:value="0.950479233226837">
            <text:p>95,05%</text:p>
          </table:table-cell>
          <table:table-cell table:number-columns-repeated="4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float" office:value="10">
            <text:p>10</text:p>
          </table:table-cell>
          <table:table-cell table:style-name="ce9" table:formula="oooc:=[.B41]/[.$B$56]" office:value-type="float" office:value="0.0159744408945687">
            <text:p>0,02</text:p>
          </table:table-cell>
          <table:table-cell table:style-name="ce10" table:formula="oooc:=[.B41]/[.$B$56]" office:value-type="percentage" office:value="0.0159744408945687">
            <text:p>1,60%</text:p>
          </table:table-cell>
          <table:table-cell table:style-name="ce2" table:formula="oooc:=[.B41]+[.E40]" office:value-type="float" office:value="605">
            <text:p>605</text:p>
          </table:table-cell>
          <table:table-cell table:style-name="ce2" table:formula="oooc:=[.E41]/[.$B$56]" office:value-type="float" office:value="0.966453674121406">
            <text:p>0,97</text:p>
          </table:table-cell>
          <table:table-cell table:style-name="ce14" table:formula="oooc:=[.E41]/[.$B$56]" office:value-type="percentage" office:value="0.966453674121406">
            <text:p>96,65%</text:p>
          </table:table-cell>
          <table:table-cell table:number-columns-repeated="4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float" office:value="7">
            <text:p>7</text:p>
          </table:table-cell>
          <table:table-cell table:style-name="ce9" table:formula="oooc:=[.B42]/[.$B$56]" office:value-type="float" office:value="0.0111821086261981">
            <text:p>0,01</text:p>
          </table:table-cell>
          <table:table-cell table:style-name="ce10" table:formula="oooc:=[.B42]/[.$B$56]" office:value-type="percentage" office:value="0.0111821086261981">
            <text:p>1,12%</text:p>
          </table:table-cell>
          <table:table-cell table:style-name="ce2" table:formula="oooc:=[.B42]+[.E41]" office:value-type="float" office:value="612">
            <text:p>612</text:p>
          </table:table-cell>
          <table:table-cell table:style-name="ce2" table:formula="oooc:=[.E42]/[.$B$56]" office:value-type="float" office:value="0.977635782747604">
            <text:p>0,98</text:p>
          </table:table-cell>
          <table:table-cell table:style-name="ce14" table:formula="oooc:=[.E42]/[.$B$56]" office:value-type="percentage" office:value="0.977635782747604">
            <text:p>97,76%</text:p>
          </table:table-cell>
          <table:table-cell table:number-columns-repeated="4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float" office:value="8">
            <text:p>8</text:p>
          </table:table-cell>
          <table:table-cell table:style-name="ce9" table:formula="oooc:=[.B43]/[.$B$56]" office:value-type="float" office:value="0.012779552715655">
            <text:p>0,01</text:p>
          </table:table-cell>
          <table:table-cell table:style-name="ce10" table:formula="oooc:=[.B43]/[.$B$56]" office:value-type="percentage" office:value="0.012779552715655">
            <text:p>1,28%</text:p>
          </table:table-cell>
          <table:table-cell table:style-name="ce2" table:formula="oooc:=[.B43]+[.E42]" office:value-type="float" office:value="620">
            <text:p>620</text:p>
          </table:table-cell>
          <table:table-cell table:style-name="ce2" table:formula="oooc:=[.E43]/[.$B$56]" office:value-type="float" office:value="0.990415335463259">
            <text:p>0,99</text:p>
          </table:table-cell>
          <table:table-cell table:style-name="ce14" table:formula="oooc:=[.E43]/[.$B$56]" office:value-type="percentage" office:value="0.990415335463259">
            <text:p>99,04%</text:p>
          </table:table-cell>
          <table:table-cell table:number-columns-repeated="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float" office:value="2">
            <text:p>2</text:p>
          </table:table-cell>
          <table:table-cell table:style-name="ce9" table:formula="oooc:=[.B44]/[.$B$56]" office:value-type="float" office:value="0.00319488817891374">
            <text:p>0,00</text:p>
          </table:table-cell>
          <table:table-cell table:style-name="ce10" table:formula="oooc:=[.B44]/[.$B$56]" office:value-type="percentage" office:value="0.00319488817891374">
            <text:p>0,32%</text:p>
          </table:table-cell>
          <table:table-cell table:style-name="ce2" table:formula="oooc:=[.B44]+[.E43]" office:value-type="float" office:value="622">
            <text:p>622</text:p>
          </table:table-cell>
          <table:table-cell table:style-name="ce2" table:formula="oooc:=[.E44]/[.$B$56]" office:value-type="float" office:value="0.993610223642173">
            <text:p>0,99</text:p>
          </table:table-cell>
          <table:table-cell table:style-name="ce14" table:formula="oooc:=[.E44]/[.$B$56]" office:value-type="percentage" office:value="0.993610223642173">
            <text:p>99,36%</text:p>
          </table:table-cell>
          <table:table-cell table:number-columns-repeated="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9" table:formula="oooc:=[.B45]/[.$B$56]" office:value-type="float" office:value="0.00159744408945687">
            <text:p>0,00</text:p>
          </table:table-cell>
          <table:table-cell table:style-name="ce10" table:formula="oooc:=[.B45]/[.$B$56]" office:value-type="percentage" office:value="0.00159744408945687">
            <text:p>0,16%</text:p>
          </table:table-cell>
          <table:table-cell table:style-name="ce2" table:formula="oooc:=[.B45]+[.E44]" office:value-type="float" office:value="623">
            <text:p>623</text:p>
          </table:table-cell>
          <table:table-cell table:style-name="ce2" table:formula="oooc:=[.E45]/[.$B$56]" office:value-type="float" office:value="0.995207667731629">
            <text:p>1</text:p>
          </table:table-cell>
          <table:table-cell table:style-name="ce14" table:formula="oooc:=[.E45]/[.$B$56]" office:value-type="percentage" office:value="0.995207667731629">
            <text:p>99,52%</text:p>
          </table:table-cell>
          <table:table-cell table:number-columns-repeated="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table:style-name="ce9" table:formula="oooc:=[.B46]/[.$B$56]" office:value-type="float" office:value="0">
            <text:p>0,00</text:p>
          </table:table-cell>
          <table:table-cell table:style-name="ce10" table:formula="oooc:=[.B46]/[.$B$56]" office:value-type="percentage" office:value="0">
            <text:p>0,00%</text:p>
          </table:table-cell>
          <table:table-cell table:style-name="ce2" table:formula="oooc:=[.B46]+[.E45]" office:value-type="float" office:value="623">
            <text:p>623</text:p>
          </table:table-cell>
          <table:table-cell table:style-name="ce2" table:formula="oooc:=[.E46]/[.$B$56]" office:value-type="float" office:value="0.995207667731629">
            <text:p>1</text:p>
          </table:table-cell>
          <table:table-cell table:style-name="ce14" table:formula="oooc:=[.E46]/[.$B$56]" office:value-type="percentage" office:value="0.995207667731629">
            <text:p>99,52%</text:p>
          </table:table-cell>
          <table:table-cell table:number-columns-repeated="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style-name="ce9" table:formula="oooc:=[.B47]/[.$B$56]" office:value-type="float" office:value="0">
            <text:p>0,00</text:p>
          </table:table-cell>
          <table:table-cell table:style-name="ce10" table:formula="oooc:=[.B47]/[.$B$56]" office:value-type="percentage" office:value="0">
            <text:p>0,00%</text:p>
          </table:table-cell>
          <table:table-cell table:style-name="ce2" table:formula="oooc:=[.B47]+[.E46]" office:value-type="float" office:value="623">
            <text:p>623</text:p>
          </table:table-cell>
          <table:table-cell table:style-name="ce2" table:formula="oooc:=[.E47]/[.$B$56]" office:value-type="float" office:value="0.995207667731629">
            <text:p>1</text:p>
          </table:table-cell>
          <table:table-cell table:style-name="ce14" table:formula="oooc:=[.E47]/[.$B$56]" office:value-type="percentage" office:value="0.995207667731629">
            <text:p>99,52%</text:p>
          </table:table-cell>
          <table:table-cell table:number-columns-repeated="4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table:style-name="ce9" table:formula="oooc:=[.B48]/[.$B$56]" office:value-type="float" office:value="0">
            <text:p>0,00</text:p>
          </table:table-cell>
          <table:table-cell table:style-name="ce10" table:formula="oooc:=[.B48]/[.$B$56]" office:value-type="percentage" office:value="0">
            <text:p>0,00%</text:p>
          </table:table-cell>
          <table:table-cell table:style-name="ce2" table:formula="oooc:=[.B48]+[.E47]" office:value-type="float" office:value="623">
            <text:p>623</text:p>
          </table:table-cell>
          <table:table-cell table:style-name="ce2" table:formula="oooc:=[.E48]/[.$B$56]" office:value-type="float" office:value="0.995207667731629">
            <text:p>1</text:p>
          </table:table-cell>
          <table:table-cell table:style-name="ce14" table:formula="oooc:=[.E48]/[.$B$56]" office:value-type="percentage" office:value="0.995207667731629">
            <text:p>99,52%</text:p>
          </table:table-cell>
          <table:table-cell table:number-columns-repeated="4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float" office:value="1">
            <text:p>1</text:p>
          </table:table-cell>
          <table:table-cell table:style-name="ce9" table:formula="oooc:=[.B49]/[.$B$56]" office:value-type="float" office:value="0.00159744408945687">
            <text:p>0,00</text:p>
          </table:table-cell>
          <table:table-cell table:style-name="ce10" table:formula="oooc:=[.B49]/[.$B$56]" office:value-type="percentage" office:value="0.00159744408945687">
            <text:p>0,16%</text:p>
          </table:table-cell>
          <table:table-cell table:style-name="ce2" table:formula="oooc:=[.B49]+[.E45]" office:value-type="float" office:value="624">
            <text:p>624</text:p>
          </table:table-cell>
          <table:table-cell table:style-name="ce2" table:formula="oooc:=[.E49]/[.$B$56]" office:value-type="float" office:value="0.996805111821086">
            <text:p>1</text:p>
          </table:table-cell>
          <table:table-cell table:style-name="ce14" table:formula="oooc:=[.E49]/[.$B$56]" office:value-type="percentage" office:value="0.996805111821086">
            <text:p>99,68%</text:p>
          </table:table-cell>
          <table:table-cell table:number-columns-repeated="4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9" table:formula="oooc:=[.B50]/[.$B$56]" office:value-type="float" office:value="0.00159744408945687">
            <text:p>0,00</text:p>
          </table:table-cell>
          <table:table-cell table:style-name="ce10" table:formula="oooc:=[.B50]/[.$B$56]" office:value-type="percentage" office:value="0.00159744408945687">
            <text:p>0,16%</text:p>
          </table:table-cell>
          <table:table-cell table:style-name="ce2" table:formula="oooc:=[.B50]+[.E49]" office:value-type="float" office:value="625">
            <text:p>625</text:p>
          </table:table-cell>
          <table:table-cell table:style-name="ce2" table:formula="oooc:=[.E50]/[.$B$56]" office:value-type="float" office:value="0.998402555910543">
            <text:p>1</text:p>
          </table:table-cell>
          <table:table-cell table:style-name="ce14" table:formula="oooc:=[.E50]/[.$B$56]" office:value-type="percentage" office:value="0.998402555910543">
            <text:p>99,84%</text:p>
          </table:table-cell>
          <table:table-cell table:number-columns-repeated="4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9" table:formula="oooc:=[.B51]/[.$B$56]" office:value-type="float" office:value="0">
            <text:p>0,00</text:p>
          </table:table-cell>
          <table:table-cell table:style-name="ce10" table:formula="oooc:=[.B51]/[.$B$56]" office:value-type="percentage" office:value="0">
            <text:p>0,00%</text:p>
          </table:table-cell>
          <table:table-cell table:style-name="ce2" table:formula="oooc:=[.B51]+[.E50]" office:value-type="float" office:value="625">
            <text:p>625</text:p>
          </table:table-cell>
          <table:table-cell table:style-name="ce2" table:formula="oooc:=[.E51]/[.$B$56]" office:value-type="float" office:value="0.998402555910543">
            <text:p>1</text:p>
          </table:table-cell>
          <table:table-cell table:style-name="ce14" table:formula="oooc:=[.E51]/[.$B$56]" office:value-type="percentage" office:value="0.998402555910543">
            <text:p>99,84%</text:p>
          </table:table-cell>
          <table:table-cell table:number-columns-repeated="4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float" office:value="0">
            <text:p>0</text:p>
          </table:table-cell>
          <table:table-cell table:style-name="ce9" table:formula="oooc:=[.B52]/[.$B$56]" office:value-type="float" office:value="0">
            <text:p>0,00</text:p>
          </table:table-cell>
          <table:table-cell table:style-name="ce10" table:formula="oooc:=[.B52]/[.$B$56]" office:value-type="percentage" office:value="0">
            <text:p>0,00%</text:p>
          </table:table-cell>
          <table:table-cell table:style-name="ce2" table:formula="oooc:=[.B52]+[.E51]" office:value-type="float" office:value="625">
            <text:p>625</text:p>
          </table:table-cell>
          <table:table-cell table:style-name="ce2" table:formula="oooc:=[.E52]/[.$B$56]" office:value-type="float" office:value="0.998402555910543">
            <text:p>1</text:p>
          </table:table-cell>
          <table:table-cell table:style-name="ce14" table:formula="oooc:=[.E52]/[.$B$56]" office:value-type="percentage" office:value="0.998402555910543">
            <text:p>99,84%</text:p>
          </table:table-cell>
          <table:table-cell table:number-columns-repeated="4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float" office:value="0">
            <text:p>0</text:p>
          </table:table-cell>
          <table:table-cell table:style-name="ce9" table:formula="oooc:=[.B53]/[.$B$56]" office:value-type="float" office:value="0">
            <text:p>0,00</text:p>
          </table:table-cell>
          <table:table-cell table:style-name="ce10" table:formula="oooc:=[.B53]/[.$B$56]" office:value-type="percentage" office:value="0">
            <text:p>0,00%</text:p>
          </table:table-cell>
          <table:table-cell table:style-name="ce2" table:formula="oooc:=[.B53]+[.E52]" office:value-type="float" office:value="625">
            <text:p>625</text:p>
          </table:table-cell>
          <table:table-cell table:style-name="ce2" table:formula="oooc:=[.E53]/[.$B$56]" office:value-type="float" office:value="0.998402555910543">
            <text:p>1</text:p>
          </table:table-cell>
          <table:table-cell table:style-name="ce14" table:formula="oooc:=[.E53]/[.$B$56]" office:value-type="percentage" office:value="0.998402555910543">
            <text:p>99,84%</text:p>
          </table:table-cell>
          <table:table-cell table:number-columns-repeated="4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float" office:value="0">
            <text:p>0</text:p>
          </table:table-cell>
          <table:table-cell table:style-name="ce9" table:formula="oooc:=[.B54]/[.$B$56]" office:value-type="float" office:value="0">
            <text:p>0,00</text:p>
          </table:table-cell>
          <table:table-cell table:style-name="ce10" table:formula="oooc:=[.B54]/[.$B$56]" office:value-type="percentage" office:value="0">
            <text:p>0,00%</text:p>
          </table:table-cell>
          <table:table-cell table:style-name="ce2" table:formula="oooc:=[.B54]+[.E53]" office:value-type="float" office:value="625">
            <text:p>625</text:p>
          </table:table-cell>
          <table:table-cell table:style-name="ce2" table:formula="oooc:=[.E54]/[.$B$56]" office:value-type="float" office:value="0.998402555910543">
            <text:p>1</text:p>
          </table:table-cell>
          <table:table-cell table:style-name="ce14" table:formula="oooc:=[.E54]/[.$B$56]" office:value-type="percentage" office:value="0.998402555910543">
            <text:p>99,84%</text:p>
          </table:table-cell>
          <table:table-cell table:number-columns-repeated="4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9" table:formula="oooc:=[.B55]/[.$B$56]" office:value-type="float" office:value="0.00159744408945687">
            <text:p>0,00</text:p>
          </table:table-cell>
          <table:table-cell table:style-name="ce10" table:formula="oooc:=[.B55]/[.$B$56]" office:value-type="percentage" office:value="0.00159744408945687">
            <text:p>0,16%</text:p>
          </table:table-cell>
          <table:table-cell table:style-name="ce2" table:formula="oooc:=[.B55]+[.E50]" office:value-type="float" office:value="626">
            <text:p>626</text:p>
          </table:table-cell>
          <table:table-cell table:style-name="ce2" table:formula="oooc:=[.E55]/[.$B$56]" office:value-type="float" office:value="1">
            <text:p>1</text:p>
          </table:table-cell>
          <table:table-cell table:style-name="ce14" table:formula="oooc:=[.E55]/[.$B$56]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 table:style-name="ce3" office:value-type="string">
            <text:p>Suma</text:p>
          </table:table-cell>
          <table:table-cell table:style-name="ce3" table:formula="oooc:=SUM([.B33:.B55])" office:value-type="float" office:value="626">
            <text:p>626</text:p>
          </table:table-cell>
          <table:table-cell table:style-name="ce3" table:formula="oooc:=SUM([.C33:.C55])" office:value-type="float" office:value="1">
            <text:p>1</text:p>
          </table:table-cell>
          <table:table-cell table:style-name="ce11" table:formula="oooc:=[.B56]/[.$B$56]" office:value-type="percentage" office:value="1">
            <text:p>100,00%</text:p>
          </table:table-cell>
          <table:table-cell table:style-name="ce13" table:number-columns-repeated="3"/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>
            <draw:frame table:end-cell-address="Hoja1.G77" table:end-x="2.143cm" table:end-y="0.271cm" draw:z-index="0" draw:style-name="gr1" svg:width="15.614cm" svg:height="8.357cm" svg:x="0.001cm" svg:y="0.042cm">
              <draw:object draw:notify-on-update-of-ranges="Hoja1.A33:Hoja1.B45 Hoja1.A49:Hoja1.B50 Hoja1.A55:Hoja1.B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15"/>
          <table:table-cell table:number-columns-repeated="2"/>
        </table:table-row>
        <table:table-row table:style-name="ro2" table:number-rows-repeated="20">
          <table:table-cell table:number-columns-repeated="11"/>
        </table:table-row>
        <table:table-row table:style-name="ro2">
          <table:table-cell>
            <draw:frame table:end-cell-address="Hoja1.G101" table:end-x="2.171cm" table:end-y="0.226cm" draw:z-index="1" draw:style-name="gr1" svg:width="15.642cm" svg:height="9.199cm" svg:x="0.001cm" svg:y="0.058cm">
              <draw:object draw:notify-on-update-of-ranges="Hoja1.A33:Hoja1.B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4">
          <table:table-cell table:number-columns-repeated="11"/>
        </table:table-row>
        <table:table-row table:style-name="ro4">
          <table:table-cell table:style-name="ce1" office:value-type="string">
            <text:p>Edad</text:p>
          </table:table-cell>
          <table:table-cell table:style-name="ce7" office:value-type="string">
            <text:p>Frecuencia absoluta</text:p>
          </table:table-cell>
          <table:table-cell/>
          <table:table-cell>
            <draw:frame table:end-cell-address="Hoja1.L128" table:end-x="0.11cm" table:end-y="0.356cm" draw:z-index="2" draw:style-name="gr1" svg:width="18.068cm" svg:height="10.663cm" svg:x="0.106cm" svg:y="0.067cm">
              <draw:object draw:notify-on-update-of-ranges="Hoja1.A107:Hoja1.B1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150">
            <text:p>150</text:p>
          </table:table-cell>
          <table:table-cell table:number-columns-repeated="9"/>
        </table:table-row>
        <table:table-row table:style-name="ro2">
          <table:table-cell>
            <draw:frame table:end-cell-address="Hoja1.I151" table:end-x="0.723cm" table:end-y="0.355cm" draw:z-index="3" draw:style-name="gr1" svg:width="18.71cm" svg:height="8.979cm" svg:x="0.001cm" svg:y="0.408cm">
              <draw:object draw:notify-on-update-of-ranges="Hoja1.A132:Hoja1.B1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3">
          <table:table-cell table:number-columns-repeated="11"/>
        </table:table-row>
        <table:table-row table:style-name="ro2">
          <table:table-cell office:value-type="string">
            <text:p>1er Q-1,5*RIC</text:p>
          </table:table-cell>
          <table:table-cell office:value-type="float" office:value="14.5">
            <text:p>14,5</text:p>
          </table:table-cell>
          <table:table-cell table:number-columns-repeated="9"/>
        </table:table-row>
        <table:table-row table:style-name="ro2">
          <table:table-cell office:value-type="string">
            <text:p>1er cuartil</text:p>
          </table:table-cell>
          <table:table-cell office:value-type="float" office:value="19">
            <text:p>19</text:p>
          </table:table-cell>
          <table:table-cell table:number-columns-repeated="9"/>
        </table:table-row>
        <table:table-row table:style-name="ro2">
          <table:table-cell office:value-type="string">
            <text:p>3er cuartil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2">
          <table:table-cell office:value-type="string">
            <text:p>3er Q+1,5*RIC</text:p>
          </table:table-cell>
          <table:table-cell office:value-type="float" office:value="26.5">
            <text:p>26,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Media</text:p>
          </table:table-cell>
          <table:table-cell office:value-type="string">
            <text:p>Límite inf.</text:p>
          </table:table-cell>
          <table:table-cell office:value-type="string">
            <text:p>1er Q</text:p>
          </table:table-cell>
          <table:table-cell office:value-type="string">
            <text:p>Mediana</text:p>
          </table:table-cell>
          <table:table-cell office:value-type="string">
            <text:p>3erQ</text:p>
          </table:table-cell>
          <table:table-cell office:value-type="string">
            <text:p>Límite sup.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float" office:value="20.69">
            <text:p>20,69</text:p>
          </table:table-cell>
          <table:table-cell office:value-type="float" office:value="14.5">
            <text:p>14,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.5">
            <text:p>26,5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Media</text:p>
          </table:table-cell>
          <table:table-cell office:value-type="string">
            <text:p>1er Q</text:p>
          </table:table-cell>
          <table:table-cell office:value-type="string">
            <text:p>Límite inf.</text:p>
          </table:table-cell>
          <table:table-cell office:value-type="string">
            <text:p>Límite sup.</text:p>
          </table:table-cell>
          <table:table-cell office:value-type="string">
            <text:p>3er Q</text:p>
          </table:table-cell>
          <table:table-cell office:value-type="string">
            <text:p>Mediana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float" office:value="20.69">
            <text:p>20,69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office:value-type="float" office:value="26.5">
            <text:p>26,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>
            <draw:frame table:end-cell-address="Hoja1.F187" table:end-x="0.915cm" table:end-y="0.361cm" draw:z-index="4" draw:style-name="gr1" svg:width="11.822cm" svg:height="8.804cm" svg:x="0.307cm" svg:y="0.137cm">
              <draw:object draw:notify-on-update-of-ranges="Hoja1.A164:Hoja1.E16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Hoja1.L187" table:end-x="0.779cm" table:end-y="0.334cm" draw:z-index="5" draw:style-name="gr1" svg:width="11.934cm" svg:height="8.592cm" svg:x="0.134cm" svg:y="0.322cm">
              <draw:object draw:notify-on-update-of-ranges="Hoja1.A164:Hoja1.F16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4" number:min-integer-digits="1"/>
    </number:number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font-weight="bold"/>
    </style:style>
  </office:automatic-styles>
  <office:master-styles>
    <style:master-page style:name="Default" style:page-layout-name="pm1">
      <style:header>
        <text:p><text:span text:style-name="T1">Tabla 3. Estudiantes UIB por edad.</text:span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2">02/12/2007</text:date>, <text:time>01:0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osé Luis</meta:initial-creator>
    <meta:creation-date>2007-10-19T09:48:50</meta:creation-date>
    <dc:creator>José Luis</dc:creator>
    <dc:date>2007-12-02T01:01:52</dc:date>
    <meta:printed-by>José Luis</meta:printed-by>
    <meta:print-date>2007-10-20T18:51:32</meta:print-date>
    <dc:language>es-ES</dc:language>
    <meta:editing-cycles>24</meta:editing-cycles>
    <meta:editing-duration>P1DT3H39M18S</meta:editing-duration>
    <meta:user-defined meta:name="Info 1"/>
    <meta:user-defined meta:name="Info 2"/>
    <meta:user-defined meta:name="Info 3"/>
    <meta:user-defined meta:name="Info 4"/>
    <meta:document-statistic meta:table-count="3" meta:cell-count="46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7999992370605pt" style:font-family-asian="'Lucida Sans Unicode'" style:font-family-generic-asian="system" style:font-pitch-asian="variable" style:font-size-asian="19.7999992370605pt" style:font-family-complex="Tahoma" style:font-family-generic-complex="system" style:font-pitch-complex="variable" style:font-size-complex="19.799999237060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9.10000038146973pt" style:font-family-asian="'Lucida Sans Unicode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8.069cm" svg:height="10.664cm" chart:class="chart:bar" chart:style-name="ch1">
        <chart:title svg:x="3.663cm" svg:y="0.212cm" chart:style-name="ch2">
          <text:p>Histograma. Edad estudiantes UIB</text:p>
        </chart:title>
        <chart:plot-area chart:style-name="ch3" table:cell-range-address="Hoja1.$A$107:.$B$130" chart:data-source-has-labels="column" chart:table-number-list="0" svg:x="0.36cm" svg:y="1.415cm" svg:width="17.349cm" svg:height="9.037cm">
          <chart:axis chart:dimension="x" chart:name="primary-x" chart:style-name="ch4">
            <chart:categories table:cell-range-address="local-table.A2:.A25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7999992370605pt" style:font-family-asian="'Lucida Sans Unicode'" style:font-family-generic-asian="system" style:font-pitch-asian="variable" style:font-size-asian="17.7999992370605pt" style:font-family-complex="Tahoma" style:font-family-generic-complex="system" style:font-pitch-complex="variable" style:font-size-complex="17.799999237060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 draw:fill-image-width="0cm" draw:fill-image-height="0cm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9.463cm" svg:height="9.6cm" chart:class="chart:bar" chart:style-name="ch1">
        <chart:title svg:x="4.205cm" svg:y="0.192cm" chart:style-name="ch2">
          <text:p>Diagrama barras. Edad estudiantes UIB</text:p>
        </chart:title>
        <chart:plot-area chart:style-name="ch3" table:cell-range-address="Hoja1.$A$33:.$B$45 Hoja1.$A$49:.$B$50 Hoja1.$A$55:.$B$55" chart:data-source-has-labels="column" chart:table-number-list="0 0 0" svg:x="0.388cm" svg:y="1.275cm" svg:width="18.687cm" svg:height="8.133cm">
          <chart:axis chart:dimension="x" chart:name="primary-x" chart:style-name="ch4">
            <chart:categories table:cell-range-address="local-table.A2:.A17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7999992370605pt" style:font-family-asian="'Lucida Sans Unicode'" style:font-family-generic-asian="system" style:font-pitch-asian="variable" style:font-size-asian="17.7999992370605pt" style:font-family-complex="Tahoma" style:font-family-generic-complex="system" style:font-pitch-complex="variable" style:font-size-complex="17.799999237060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 draw:fill-image-width="0cm" draw:fill-image-height="0cm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9.463cm" svg:height="9.6cm" chart:class="chart:bar" chart:style-name="ch1">
        <chart:title svg:x="4.933cm" svg:y="0.192cm" chart:style-name="ch2">
          <text:p>Histograma. Edad estudiantes UIB</text:p>
        </chart:title>
        <chart:plot-area chart:style-name="ch3" table:cell-range-address="Hoja1.$A$33:.$B$55" chart:data-source-has-labels="column" chart:table-number-list="0" svg:x="0.388cm" svg:y="1.275cm" svg:width="18.687cm" svg:height="8.133cm">
          <chart:axis chart:dimension="x" chart:name="primary-x" chart:style-name="ch4">
            <chart:categories table:cell-range-address="local-table.A2:.A24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2000007629395pt" style:font-family-asian="'Lucida Sans Unicode'" style:font-family-generic-asian="system" style:font-pitch-asian="variable" style:font-size-asian="18.2000007629395pt" style:font-family-complex="Tahoma" style:font-family-generic-complex="system" style:font-pitch-complex="variable" style:font-size-complex="18.200000762939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8.39999961853027pt" style:font-family-asian="'Lucida Sans Unicode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8.711cm" svg:height="9.839cm" chart:class="chart:bar" chart:style-name="ch1">
        <chart:title svg:x="3.217cm" svg:y="0.195cm" chart:style-name="ch2">
          <text:p>Diagrama de Barras. Edad estudiantes UIB</text:p>
        </chart:title>
        <chart:plot-area chart:style-name="ch3" table:cell-range-address="Hoja1.$A$132:.$B$132" chart:data-source-has-labels="column" chart:table-number-list="0" svg:x="0.374cm" svg:y="1.299cm" svg:width="17.963cm" svg:height="8.344cm">
          <chart:axis chart:dimension="x" chart:name="primary-x" chart:style-name="ch4">
            <chart:categories table:cell-range-address="local-table.A2:.A2"/>
          </chart:axis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ila 12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2999992370605pt" style:font-family-asian="'Lucida Sans Unicode'" style:font-family-generic-asian="system" style:font-pitch-asian="variable" style:font-size-asian="16.2999992370605pt" style:font-family-complex="Tahoma" style:font-family-generic-complex="system" style:font-pitch-complex="variable" style:font-size-complex="16.2999992370605pt"/>
    </style:style>
    <style:style style:name="ch3" style:family="chart">
      <style:graphic-properties draw:fill="none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4" style:family="chart">
      <style:chart-properties chart:japanese-candle-stick="tru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Lucida Sans Unicode'" style:font-family-generic-asian="system" style:font-pitch-asian="variable" style:font-size-asian="8.69999980926514pt" style:font-family-complex="Tahoma" style:font-family-generic-complex="system" style:font-pitch-complex="variable" style:font-size-complex="8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Lucida Sans Unicode'" style:font-family-generic-asian="system" style:font-pitch-asian="variable" style:font-size-asian="8.69999980926514pt" style:font-family-complex="Tahoma" style:font-family-generic-complex="system" style:font-pitch-complex="variable" style:font-size-complex="8.69999980926514pt"/>
    </style:style>
    <style:style style:name="ch7" style:family="chart">
      <style:graphic-properties draw:stroke="none" draw:fill-color="#9999ff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8" style:family="chart">
      <style:graphic-properties draw:stroke="none" draw:fill-color="#993366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9" style:family="chart">
      <style:graphic-properties draw:stroke="none" draw:fill-color="#ffffcc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10" style:family="chart">
      <style:graphic-properties draw:stroke="none" draw:fill-color="#ccffff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11" style:family="chart">
      <style:graphic-properties draw:fill-color="#ffffff"/>
    </style:style>
    <style:style style:name="ch12" style:family="chart">
      <style:graphic-properties draw:fill-color="#000000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1.823cm" svg:height="8.805cm" chart:class="chart:stock" chart:style-name="ch1">
        <chart:title svg:x="3.649cm" svg:y="0.176cm" chart:style-name="ch2">
          <text:p>Diagrama de caja</text:p>
        </chart:title>
        <chart:legend chart:legend-position="end" svg:x="9.915cm" svg:y="3.598cm" chart:style-name="ch3"/>
        <chart:plot-area chart:style-name="ch4" table:cell-range-address="Hoja1.$A$164:.$E$165" chart:data-source-has-labels="both" chart:table-number-list="0" svg:x="0.236cm" svg:y="1.167cm" svg:width="8.876cm" svg:height="7.461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/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tock-gain-marker chart:style-name="ch11"/>
          <chart:stock-loss-marker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er Q</text:p>
              </table:table-cell>
              <table:table-cell office:value-type="string">
                <text:p>Límite inf.</text:p>
              </table:table-cell>
              <table:table-cell office:value-type="string">
                <text:p>Límite sup.</text:p>
              </table:table-cell>
              <table:table-cell office:value-type="string">
                <text:p>3er Q</text:p>
              </table:table-cell>
            </table:table-row>
          </table:table-header-rows>
          <table:table-rows>
            <table:table-row>
              <table:table-cell office:value-type="string">
                <text:p>20,69</text:p>
              </table:table-cell>
              <table:table-cell office:value-type="float" office:value="19">
                <text:p>19</text:p>
              </table:table-cell>
              <table:table-cell office:value-type="float" office:value="14.5">
                <text:p>14.5</text:p>
              </table:table-cell>
              <table:table-cell office:value-type="float" office:value="26.5">
                <text:p>26.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3" style:family="chart">
      <style:chart-properties chart:japanese-candle-stick="tru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6" style:family="chart">
      <style:graphic-properties draw:stroke="none" draw:fill-color="#9999ff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7" style:family="chart">
      <style:graphic-properties draw:stroke="none" draw:fill-color="#993366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8" style:family="chart">
      <style:graphic-properties draw:stroke="none" draw:fill-color="#ffffcc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9" style:family="chart">
      <style:graphic-properties draw:stroke="none" draw:fill-color="#ccffff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10" style:family="chart">
      <style:graphic-properties draw:stroke="none" draw:fill-color="#660066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11" style:family="chart">
      <style:graphic-properties draw:fill-color="#ffffff"/>
    </style:style>
    <style:style style:name="ch12" style:family="chart">
      <style:graphic-properties draw:fill-color="#000000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1.935cm" svg:height="8.593cm" chart:class="chart:stock" chart:style-name="ch1">
        <chart:legend chart:legend-position="end" svg:x="10.029cm" svg:y="3.305cm" chart:style-name="ch2"/>
        <chart:plot-area chart:style-name="ch3" table:cell-range-address="Hoja1.$A$164:.$F$165" chart:data-source-has-labels="both" chart:table-number-list="0" svg:x="0.238cm" svg:y="0.321cm" svg:width="9.316cm" svg:height="8.102cm">
          <chart:axis chart:dimension="x" chart:name="primary-x" chart:style-name="ch4">
            <chart:categories table:cell-range-address="local-table.A2:.A2"/>
          </chart:axis>
          <chart:axis chart:dimension="y" chart:name="primary-y" chart:style-name="ch5"/>
          <chart:series chart:style-name="ch6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tock-gain-marker chart:style-name="ch11"/>
          <chart:stock-loss-marker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er Q</text:p>
              </table:table-cell>
              <table:table-cell office:value-type="string">
                <text:p>Límite inf.</text:p>
              </table:table-cell>
              <table:table-cell office:value-type="string">
                <text:p>Límite sup.</text:p>
              </table:table-cell>
              <table:table-cell office:value-type="string">
                <text:p>3er Q</text:p>
              </table:table-cell>
              <table:table-cell office:value-type="string">
                <text:p>Mediana</text:p>
              </table:table-cell>
            </table:table-row>
          </table:table-header-rows>
          <table:table-rows>
            <table:table-row>
              <table:table-cell office:value-type="string">
                <text:p>20,69</text:p>
              </table:table-cell>
              <table:table-cell office:value-type="float" office:value="19">
                <text:p>19</text:p>
              </table:table-cell>
              <table:table-cell office:value-type="float" office:value="14.5">
                <text:p>14.5</text:p>
              </table:table-cell>
              <table:table-cell office:value-type="float" office:value="26.5">
                <text:p>26.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